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="Arrow" draw:marker-start-width="0.15cm" draw:marker-end="Arrow" draw:marker-end-width="0.15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solid" draw:fill-color="#ffffff" fo:min-height="1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fill="solid" draw:fill-color="#c0c0c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 style:list-style-name="L2">
      <style:graphic-properties draw:stroke="dash" draw:stroke-dash="Fine_20_Dashed" svg:stroke-width="0.1cm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family="'Palatino Linotype'" style:font-style-name="Standard" style:font-family-generic="roman" style:font-pitch="variable" fo:font-size="10pt"/>
    </style:style>
    <style:style style:name="P2" style:family="paragraph">
      <style:paragraph-properties fo:margin-left="0cm" fo:margin-right="0cm" fo:text-indent="0cm"/>
      <style:text-properties fo:font-family="'Palatino Linotype'" style:font-family-generic="roman" style:font-pitch="variable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0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0pt" style:font-size-asian="10pt" style:font-size-complex="10pt"/>
    </style:style>
    <style:style style:name="P5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0pt"/>
    </style:style>
    <style:style style:name="P6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font-family="'Palatino Linotype'" style:font-family-generic="roman" style:font-pitch="variable" fo:font-size="10pt" style:font-size-asian="10pt" style:font-size-complex="10pt"/>
    </style:style>
    <style:style style:name="P9" style:family="paragraph">
      <style:paragraph-properties fo:margin-left="0cm" fo:margin-right="3.731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10" style:family="paragraph">
      <style:paragraph-properties fo:margin-left="0cm" fo:margin-right="3.254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11" style:family="paragraph">
      <style:paragraph-properties fo:margin-left="2.223cm" fo:margin-right="0cm" fo:text-align="center" fo:text-indent="0cm"/>
      <style:text-properties fo:font-family="'Palatino Linotype'" style:font-family-generic="roman" style:font-pitch="variable" fo:font-size="12pt" style:font-size-asian="12pt" style:font-size-complex="12pt"/>
    </style:style>
    <style:style style:name="T1" style:family="text">
      <style:text-properties fo:font-family="'Palatino Linotype'" style:font-family-generic="roman" style:font-pitch="variable"/>
    </style:style>
    <style:style style:name="T2" style:family="text">
      <style:text-properties style:font-size-asian="10pt" style:font-size-complex="10pt"/>
    </style:style>
    <style:style style:name="T3" style:family="text">
      <style:text-properties fo:font-family="'Palatino Linotype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5" style:family="text">
      <style:text-properties fo:font-family="'Palatino Linotype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2.22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9.5cm" svg:height="14.5cm" svg:x="-8cm" svg:y="2cm">
          <text:p/>
        </draw:rect>
        <draw:frame draw:style-name="gr2" draw:text-style-name="P2" draw:layer="layout" svg:width="7.5cm" svg:height="1.25cm" svg:x="-3.5cm" svg:y="1.5cm">
          <draw:text-box>
            <text:p text:style-name="P2"><text:span text:style-name="T1">Initierung einer Sitzung</text:span></text:p>
          </draw:text-box>
        </draw:frame>
        <draw:rect draw:style-name="gr1" draw:text-style-name="P1" draw:layer="layout" svg:width="19.5cm" svg:height="14.5cm" svg:x="11.5cm" svg:y="2cm">
          <text:p/>
        </draw:rect>
        <draw:frame draw:style-name="gr2" draw:text-style-name="P2" draw:layer="layout" svg:width="7.5cm" svg:height="1.25cm" svg:x="16cm" svg:y="1.5cm">
          <draw:text-box>
            <text:p text:style-name="P2"><text:span text:style-name="T1">Während der Sitzung</text:span></text:p>
          </draw:text-box>
        </draw:frame>
        <draw:circle draw:style-name="gr3" draw:text-style-name="P1" draw:layer="layout" svg:width="10.5cm" svg:height="10.5cm" svg:x="-3.2cm" svg:y="4.221cm">
          <text:p/>
        </draw:circle>
        <draw:circle draw:style-name="gr4" draw:text-style-name="P3" draw:id="id2" draw:layer="layout" svg:width="1.5cm" svg:height="1.5cm" svg:x="0.8cm" svg:y="3.721cm">
          <text:p/>
        </draw:circle>
        <draw:circle draw:style-name="gr4" draw:text-style-name="P3" draw:layer="layout" svg:width="1.5cm" svg:height="1.5cm" svg:x="-2.5cm" svg:y="12.221cm">
          <text:p text:style-name="P3">Peer ID</text:p>
          <text:p text:style-name="P3">520</text:p>
        </draw:circle>
        <draw:circle draw:style-name="gr4" draw:text-style-name="P3" draw:layer="layout" svg:width="1.5cm" svg:height="1.5cm" svg:x="6.3cm" svg:y="10.321cm">
          <text:p/>
        </draw:circle>
        <draw:circle draw:style-name="gr5" draw:text-style-name="P4" draw:id="id1" draw:layer="layout" svg:width="1.5cm" svg:height="1.5cm" svg:x="2.3cm" svg:y="13.721cm">
          <text:p text:style-name="P4"><text:span text:style-name="T2">Peer ID: </text:span><text:span text:style-name="T2"><text:line-break/></text:span><text:span text:style-name="T2">503</text:span></text:p>
        </draw:circle>
        <draw:frame draw:style-name="gr6" draw:text-style-name="P5" draw:layer="layout" svg:width="2cm" svg:height="0.721cm" svg:x="-2.7cm" svg:y="13.721cm">
          <draw:text-box>
            <text:p text:style-name="P5">Knoten C</text:p>
          </draw:text-box>
        </draw:frame>
        <draw:frame draw:style-name="gr7" draw:text-style-name="P5" draw:layer="layout" svg:width="2cm" svg:height="1cm" svg:x="7.7cm" svg:y="10.721cm">
          <draw:text-box>
            <text:p text:style-name="P5">Knoten B</text:p>
          </draw:text-box>
        </draw:frame>
        <draw:frame draw:style-name="gr6" draw:text-style-name="P5" draw:layer="layout" svg:width="2cm" svg:height="0.721cm" svg:x="0.7cm" svg:y="3cm">
          <draw:text-box>
            <text:p text:style-name="P5">Knoten A</text:p>
          </draw:text-box>
        </draw:frame>
        <draw:custom-shape draw:style-name="gr8" draw:text-style-name="P6" draw:layer="layout" svg:width="1cm" svg:height="1cm" svg:x="6.528cm" svg:y="10.5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5" draw:layer="layout" svg:width="3.5cm" svg:height="0.721cm" svg:x="1.7cm" svg:y="15.279cm">
          <draw:text-box>
            <text:p text:style-name="P5">Thomas' Knoten</text:p>
          </draw:text-box>
        </draw:frame>
        <draw:circle draw:style-name="gr4" draw:text-style-name="P3" draw:id="id3" draw:layer="layout" svg:width="1.5cm" svg:height="1.5cm" svg:x="-3.5cm" svg:y="6.321cm">
          <text:p/>
        </draw:circle>
        <draw:frame draw:style-name="gr7" draw:text-style-name="P5" draw:layer="layout" svg:width="2.5cm" svg:height="1cm" svg:x="-6cm" svg:y="6.5cm">
          <draw:text-box>
            <text:p text:style-name="P5">Bobs Knoten</text:p>
          </draw:text-box>
        </draw:frame>
        <draw:frame draw:style-name="gr6" draw:text-style-name="P5" draw:layer="layout" svg:width="5cm" svg:height="1.661cm" svg:x="-6.5cm" svg:y="14.339cm">
          <draw:text-box>
            <text:p text:style-name="P5">Thomas' Resource ID: 234</text:p>
            <text:p text:style-name="P5"/>
            <text:p text:style-name="P5">Bobs Resource ID: 011</text:p>
          </draw:text-box>
        </draw:frame>
        <draw:custom-shape draw:style-name="gr8" draw:text-style-name="P6" draw:layer="layout" svg:width="0.5cm" svg:height="0.5cm" svg:x="-7cm" svg:y="1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0.5cm" svg:height="0.5cm" svg:x="-7cm" svg:y="1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1cm" svg:height="1cm" svg:x="1.048cm" svg:y="3.9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8" draw:layer="layout" draw:type="curve" svg:x1="2.3cm" svg:y1="14.471cm" svg:x2="0.8cm" svg:y2="4.471cm" draw:start-shape="id1" draw:start-glue-point="3" draw:end-shape="id2" draw:end-glue-point="3">
          <text:p text:style-name="P7"><text:span text:style-name="T3">(1) </text:span><text:span text:style-name="T4">INVITE <text:s text:c="2"/></text:span></text:p>
          <text:p text:style-name="P7"><text:span text:style-name="T4">Bob <text:s text:c="2"/></text:span></text:p>
        </draw:connector>
        <draw:connector draw:style-name="gr10" draw:text-style-name="P8" draw:layer="layout" draw:type="curve" draw:line-skew="0.288cm" svg:x1="2.3cm" svg:y1="4.471cm" svg:x2="3.8cm" svg:y2="14.471cm" draw:start-shape="id2" draw:start-glue-point="1" draw:end-shape="id1" draw:end-glue-point="1">
          <text:p text:style-name="P7"><text:span text:style-name="T3">(2) </text:span><text:span text:style-name="T4">302</text:span></text:p>
          <text:p text:style-name="P7"><text:span text:style-name="T4">Kontakt: </text:span></text:p>
          <text:p text:style-name="P7"><text:span text:style-name="T4">Bob's Knoten </text:span></text:p>
        </draw:connector>
        <draw:connector draw:style-name="gr10" draw:text-style-name="P8" draw:layer="layout" draw:type="curve" draw:line-skew="-1.65cm" svg:x1="2.3cm" svg:y1="14.471cm" svg:x2="-2cm" svg:y2="7.071cm" draw:start-shape="id1" draw:start-glue-point="3" draw:end-shape="id3">
          <text:p text:style-name="P9"><text:span text:style-name="T3">(3)</text:span><text:span text:style-name="T4"> INVITE</text:span></text:p>
          <text:p text:style-name="P10"><text:span text:style-name="T4">Bob</text:span></text:p>
        </draw:connector>
        <draw:connector draw:style-name="gr10" draw:text-style-name="P8" draw:layer="layout" draw:type="curve" draw:line-skew="-0.575cm" svg:x1="-2cm" svg:y1="7.071cm" svg:x2="2.3cm" svg:y2="14.471cm" draw:start-shape="id3" draw:start-glue-point="1" draw:end-shape="id1">
          <text:p text:style-name="P7"><text:span text:style-name="T3">(4)</text:span><text:span text:style-name="T4"> 200 OK</text:span></text:p>
        </draw:connector>
        <draw:circle draw:style-name="gr3" draw:text-style-name="P1" draw:layer="layout" svg:width="10.5cm" svg:height="10.5cm" svg:x="17cm" svg:y="4.221cm">
          <text:p/>
        </draw:circle>
        <draw:circle draw:style-name="gr4" draw:text-style-name="P3" draw:layer="layout" svg:width="1.5cm" svg:height="1.5cm" svg:x="21cm" svg:y="3.721cm">
          <text:p/>
        </draw:circle>
        <draw:circle draw:style-name="gr4" draw:text-style-name="P3" draw:layer="layout" svg:width="1.5cm" svg:height="1.5cm" svg:x="17.7cm" svg:y="12.221cm">
          <text:p text:style-name="P3">Peer ID</text:p>
          <text:p text:style-name="P3">520</text:p>
        </draw:circle>
        <draw:circle draw:style-name="gr4" draw:text-style-name="P3" draw:layer="layout" svg:width="1.5cm" svg:height="1.5cm" svg:x="26.5cm" svg:y="10.321cm">
          <text:p/>
        </draw:circle>
        <draw:circle draw:style-name="gr5" draw:text-style-name="P4" draw:id="id5" draw:layer="layout" svg:width="1.5cm" svg:height="1.5cm" svg:x="22.5cm" svg:y="13.721cm">
          <text:p text:style-name="P4"><text:span text:style-name="T2">Peer ID: </text:span><text:span text:style-name="T2"><text:line-break/></text:span><text:span text:style-name="T2">503</text:span></text:p>
        </draw:circle>
        <draw:frame draw:style-name="gr6" draw:text-style-name="P5" draw:layer="layout" svg:width="2cm" svg:height="0.721cm" svg:x="17.5cm" svg:y="13.721cm">
          <draw:text-box>
            <text:p text:style-name="P5">Knoten C</text:p>
          </draw:text-box>
        </draw:frame>
        <draw:frame draw:style-name="gr7" draw:text-style-name="P5" draw:layer="layout" svg:width="2cm" svg:height="1cm" svg:x="27.9cm" svg:y="10.721cm">
          <draw:text-box>
            <text:p text:style-name="P5">Knoten B</text:p>
          </draw:text-box>
        </draw:frame>
        <draw:frame draw:style-name="gr6" draw:text-style-name="P5" draw:layer="layout" svg:width="2cm" svg:height="0.721cm" svg:x="20.9cm" svg:y="3cm">
          <draw:text-box>
            <text:p text:style-name="P5">Knoten A</text:p>
          </draw:text-box>
        </draw:frame>
        <draw:custom-shape draw:style-name="gr8" draw:text-style-name="P6" draw:layer="layout" svg:width="1cm" svg:height="1cm" svg:x="26.728cm" svg:y="10.5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5" draw:layer="layout" svg:width="3.5cm" svg:height="0.721cm" svg:x="21.9cm" svg:y="15.279cm">
          <draw:text-box>
            <text:p text:style-name="P5">Thomas' Knoten</text:p>
          </draw:text-box>
        </draw:frame>
        <draw:circle draw:style-name="gr4" draw:text-style-name="P3" draw:id="id4" draw:layer="layout" svg:width="1.5cm" svg:height="1.5cm" svg:x="16.7cm" svg:y="6.321cm">
          <text:p/>
        </draw:circle>
        <draw:frame draw:style-name="gr7" draw:text-style-name="P5" draw:layer="layout" svg:width="2.5cm" svg:height="1cm" svg:x="14.2cm" svg:y="6.5cm">
          <draw:text-box>
            <text:p text:style-name="P5">Bobs Knoten</text:p>
          </draw:text-box>
        </draw:frame>
        <draw:custom-shape draw:style-name="gr8" draw:text-style-name="P6" draw:layer="layout" svg:width="0.5cm" svg:height="0.5cm" svg:x="13.2cm" svg:y="1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1cm" svg:height="1cm" svg:x="21.248cm" svg:y="3.9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1" draw:layer="layout" draw:type="curve" svg:x1="18.2cm" svg:y1="7.071cm" svg:x2="23.25cm" svg:y2="13.721cm" draw:start-shape="id4" draw:start-glue-point="1" draw:end-shape="id5" draw:end-glue-point="0">
          <text:p text:style-name="P11"><text:span text:style-name="T5">Medienfluss </text:span></text:p>
          <text:p text:style-name="P11"><text:span text:style-name="T5">und weitere Signalisierung</text:span></text:p>
          <text:p text:style-name="P11"><text:span text:style-name="T5">fließen direkt zwischen den UA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8T15:37:09</meta:creation-date>
    <dc:creator>plotti plotti</dc:creator>
    <dc:date>2008-05-08T15:52:48</dc:date>
    <meta:editing-cycles>3</meta:editing-cycles>
    <meta:editing-duration>PT15M38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